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9.899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5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99.91 3270.05 3058.82 3246.12 3168.83</text:p>
          </table:table-cell>
          <table:table-cell office:value-type="float" office:value="3058.8" calcext:value-type="float">
            <text:p>3058,8</text:p>
          </table:table-cell>
          <table:table-cell office:value-type="float" office:value="3188.7" calcext:value-type="float">
            <text:p>3188,7</text:p>
          </table:table-cell>
          <table:table-cell office:value-type="float" office:value="328.19" calcext:value-type="float">
            <text:p>328,19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1_5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66.75 3320.00 3311.17 3632.72 4010.64</text:p>
          </table:table-cell>
          <table:table-cell office:value-type="float" office:value="3166.8" calcext:value-type="float">
            <text:p>3166,8</text:p>
          </table:table-cell>
          <table:table-cell office:value-type="float" office:value="3488.3" calcext:value-type="float">
            <text:p>3488,3</text:p>
          </table:table-cell>
          <table:table-cell office:value-type="float" office:value="258.38" calcext:value-type="float">
            <text:p>258,38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1_5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7106.03 1011141.34 1047061.42 1013524.39 1014519.00</text:p>
          </table:table-cell>
          <table:table-cell office:value-type="float" office:value="1011141.3" calcext:value-type="float">
            <text:p>1011141,3</text:p>
          </table:table-cell>
          <table:table-cell office:value-type="float" office:value="1028670.4" calcext:value-type="float">
            <text:p>1028670,4</text:p>
          </table:table-cell>
          <table:table-cell office:value-type="float" office:value="271229" calcext:value-type="float">
            <text:p>271229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1_5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256.67 3238.80 3194.32 3312.02 3029.38</text:p>
          </table:table-cell>
          <table:table-cell office:value-type="float" office:value="3029.4" calcext:value-type="float">
            <text:p>3029,4</text:p>
          </table:table-cell>
          <table:table-cell office:value-type="float" office:value="3206.2" calcext:value-type="float">
            <text:p>3206,2</text:p>
          </table:table-cell>
          <table:table-cell office:value-type="float" office:value="151677" calcext:value-type="float">
            <text:p>151677</text:p>
          </table:table-cell>
          <table:table-cell office:value-type="float" office:value="500013" calcext:value-type="float">
            <text:p>500013</text:p>
          </table:table-cell>
        </table:table-row>
        <table:table-row table:style-name="ro1">
          <table:table-cell office:value-type="string" calcext:value-type="string">
            <text:p>HEVTSP_1_5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12198.55 1016655.65 1560215.87 1550586.66 1158619.79</text:p>
          </table:table-cell>
          <table:table-cell office:value-type="float" office:value="1012198.5" calcext:value-type="float">
            <text:p>1012198,5</text:p>
          </table:table-cell>
          <table:table-cell office:value-type="float" office:value="1259655.3" calcext:value-type="float">
            <text:p>1259655,3</text:p>
          </table:table-cell>
          <table:table-cell office:value-type="float" office:value="326162" calcext:value-type="float">
            <text:p>326162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1_5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59139.84 1166510.17 1568495.28 1545201.59 1134827.76</text:p>
          </table:table-cell>
          <table:table-cell office:value-type="float" office:value="1134827.8" calcext:value-type="float">
            <text:p>1134827,8</text:p>
          </table:table-cell>
          <table:table-cell office:value-type="float" office:value="1394834.9" calcext:value-type="float">
            <text:p>1394834,9</text:p>
          </table:table-cell>
          <table:table-cell office:value-type="float" office:value="279087" calcext:value-type="float">
            <text:p>279087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1_5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52.83 2952.25 2920.74 2935.85 2859.16</text:p>
          </table:table-cell>
          <table:table-cell office:value-type="float" office:value="2852.8" calcext:value-type="float">
            <text:p>2852,8</text:p>
          </table:table-cell>
          <table:table-cell office:value-type="float" office:value="2904.2" calcext:value-type="float">
            <text:p>2904,2</text:p>
          </table:table-cell>
          <table:table-cell office:value-type="float" office:value="267069" calcext:value-type="float">
            <text:p>267069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1_5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025.28 2915.99 3021.92 3107.05 3079.83</text:p>
          </table:table-cell>
          <table:table-cell office:value-type="float" office:value="2916" calcext:value-type="float">
            <text:p>2916</text:p>
          </table:table-cell>
          <table:table-cell office:value-type="float" office:value="3030" calcext:value-type="float">
            <text:p>3030</text:p>
          </table:table-cell>
          <table:table-cell office:value-type="float" office:value="261361" calcext:value-type="float">
            <text:p>261361</text:p>
          </table:table-cell>
          <table:table-cell office:value-type="float" office:value="500003" calcext:value-type="float">
            <text:p>500003</text:p>
          </table:table-cell>
        </table:table-row>
        <table:table-row table:style-name="ro1">
          <table:table-cell office:value-type="string" calcext:value-type="string">
            <text:p>HEVTSP_1_5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297.15 1003795.26 1005820.36 1003589.99 1003813.56</text:p>
          </table:table-cell>
          <table:table-cell office:value-type="float" office:value="3297.2" calcext:value-type="float">
            <text:p>3297,2</text:p>
          </table:table-cell>
          <table:table-cell office:value-type="float" office:value="804063.3" calcext:value-type="float">
            <text:p>804063,3</text:p>
          </table:table-cell>
          <table:table-cell office:value-type="float" office:value="285494" calcext:value-type="float">
            <text:p>285494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1_5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30.46 2974.04 3002.82 2906.18 2867.33</text:p>
          </table:table-cell>
          <table:table-cell office:value-type="float" office:value="2830.5" calcext:value-type="float">
            <text:p>2830,5</text:p>
          </table:table-cell>
          <table:table-cell office:value-type="float" office:value="2916.2" calcext:value-type="float">
            <text:p>2916,2</text:p>
          </table:table-cell>
          <table:table-cell office:value-type="float" office:value="305391" calcext:value-type="float">
            <text:p>305391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1_5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943.50 2824.45 2954.45 3049.46 2996.36</text:p>
          </table:table-cell>
          <table:table-cell office:value-type="float" office:value="2824.5" calcext:value-type="float">
            <text:p>2824,5</text:p>
          </table:table-cell>
          <table:table-cell office:value-type="float" office:value="2953.6" calcext:value-type="float">
            <text:p>2953,6</text:p>
          </table:table-cell>
          <table:table-cell office:value-type="float" office:value="274883" calcext:value-type="float">
            <text:p>274883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1_5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77.81 3078.82 1008254.50 3144.59 1011082.58</text:p>
          </table:table-cell>
          <table:table-cell office:value-type="float" office:value="3078.8" calcext:value-type="float">
            <text:p>3078,8</text:p>
          </table:table-cell>
          <table:table-cell office:value-type="float" office:value="405747.7" calcext:value-type="float">
            <text:p>405747,7</text:p>
          </table:table-cell>
          <table:table-cell office:value-type="float" office:value="202589" calcext:value-type="float">
            <text:p>202589</text:p>
          </table:table-cell>
          <table:table-cell office:value-type="float" office:value="500013" calcext:value-type="float">
            <text:p>500013</text:p>
          </table:table-cell>
        </table:table-row>
        <table:table-row table:style-name="ro1">
          <table:table-cell office:value-type="string" calcext:value-type="string">
            <text:p>HEVTSP_1_5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53.63 2723.42 2887.76 2913.14 2889.72</text:p>
          </table:table-cell>
          <table:table-cell office:value-type="float" office:value="2723.4" calcext:value-type="float">
            <text:p>2723,4</text:p>
          </table:table-cell>
          <table:table-cell office:value-type="float" office:value="2853.5" calcext:value-type="float">
            <text:p>2853,5</text:p>
          </table:table-cell>
          <table:table-cell office:value-type="float" office:value="374195" calcext:value-type="float">
            <text:p>374195</text:p>
          </table:table-cell>
          <table:table-cell office:value-type="float" office:value="500012" calcext:value-type="float">
            <text:p>500012</text:p>
          </table:table-cell>
        </table:table-row>
        <table:table-row table:style-name="ro1">
          <table:table-cell office:value-type="string" calcext:value-type="string">
            <text:p>HEVTSP_1_5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53.05 2957.96 2932.97 2906.87 2877.18</text:p>
          </table:table-cell>
          <table:table-cell office:value-type="float" office:value="2853" calcext:value-type="float">
            <text:p>2853</text:p>
          </table:table-cell>
          <table:table-cell office:value-type="float" office:value="2905.6" calcext:value-type="float">
            <text:p>2905,6</text:p>
          </table:table-cell>
          <table:table-cell office:value-type="float" office:value="235446" calcext:value-type="float">
            <text:p>235446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1_5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18.54 1003865.68 1003521.29 1004514.07 1003340.63</text:p>
          </table:table-cell>
          <table:table-cell office:value-type="float" office:value="3118.5" calcext:value-type="float">
            <text:p>3118,5</text:p>
          </table:table-cell>
          <table:table-cell office:value-type="float" office:value="803672" calcext:value-type="float">
            <text:p>803672</text:p>
          </table:table-cell>
          <table:table-cell office:value-type="float" office:value="278677" calcext:value-type="float">
            <text:p>278677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1_5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60.05 2865.89 2916.18 2836.90 2892.74</text:p>
          </table:table-cell>
          <table:table-cell office:value-type="float" office:value="2836.9" calcext:value-type="float">
            <text:p>2836,9</text:p>
          </table:table-cell>
          <table:table-cell office:value-type="float" office:value="2874.4" calcext:value-type="float">
            <text:p>2874,4</text:p>
          </table:table-cell>
          <table:table-cell office:value-type="float" office:value="361475" calcext:value-type="float">
            <text:p>361475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1_5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97.86 2940.50 3068.54 2841.04 2927.69</text:p>
          </table:table-cell>
          <table:table-cell office:value-type="float" office:value="2841" calcext:value-type="float">
            <text:p>2841</text:p>
          </table:table-cell>
          <table:table-cell office:value-type="float" office:value="2935.1" calcext:value-type="float">
            <text:p>2935,1</text:p>
          </table:table-cell>
          <table:table-cell office:value-type="float" office:value="276489" calcext:value-type="float">
            <text:p>276489</text:p>
          </table:table-cell>
          <table:table-cell office:value-type="float" office:value="500011" calcext:value-type="float">
            <text:p>500011</text:p>
          </table:table-cell>
        </table:table-row>
        <table:table-row table:style-name="ro1">
          <table:table-cell office:value-type="string" calcext:value-type="string">
            <text:p>HEVTSP_1_5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3382.22 1005941.68 3012.82 1006393.99 1003412.65</text:p>
          </table:table-cell>
          <table:table-cell office:value-type="float" office:value="3012.8" calcext:value-type="float">
            <text:p>3012,8</text:p>
          </table:table-cell>
          <table:table-cell office:value-type="float" office:value="804428.7" calcext:value-type="float">
            <text:p>804428,7</text:p>
          </table:table-cell>
          <table:table-cell office:value-type="float" office:value="244188" calcext:value-type="float">
            <text:p>244188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2_5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004.00 9088.94 8984.49 9157.37 9039.29</text:p>
          </table:table-cell>
          <table:table-cell office:value-type="float" office:value="8984.5" calcext:value-type="float">
            <text:p>8984,5</text:p>
          </table:table-cell>
          <table:table-cell office:value-type="float" office:value="9054.8" calcext:value-type="float">
            <text:p>9054,8</text:p>
          </table:table-cell>
          <table:table-cell office:value-type="float" office:value="362175" calcext:value-type="float">
            <text:p>362175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2_5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143.72 9167.19 1011692.34 9124.51 8967.33</text:p>
          </table:table-cell>
          <table:table-cell office:value-type="float" office:value="8967.3" calcext:value-type="float">
            <text:p>8967,3</text:p>
          </table:table-cell>
          <table:table-cell office:value-type="float" office:value="209619" calcext:value-type="float">
            <text:p>209619</text:p>
          </table:table-cell>
          <table:table-cell office:value-type="float" office:value="138589" calcext:value-type="float">
            <text:p>138589</text:p>
          </table:table-cell>
          <table:table-cell office:value-type="float" office:value="500013" calcext:value-type="float">
            <text:p>500013</text:p>
          </table:table-cell>
        </table:table-row>
        <table:table-row table:style-name="ro1">
          <table:table-cell office:value-type="string" calcext:value-type="string">
            <text:p>HEVTSP_2_5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1731.49 1029598.59 1020269.12 1009788.08 1030004.22</text:p>
          </table:table-cell>
          <table:table-cell office:value-type="float" office:value="1009788.1" calcext:value-type="float">
            <text:p>1009788,1</text:p>
          </table:table-cell>
          <table:table-cell office:value-type="float" office:value="1022278.3" calcext:value-type="float">
            <text:p>1022278,3</text:p>
          </table:table-cell>
          <table:table-cell office:value-type="float" office:value="183755" calcext:value-type="float">
            <text:p>183755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2_5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180.50 9705.08 9383.00 9515.87 9304.87</text:p>
          </table:table-cell>
          <table:table-cell office:value-type="float" office:value="9180.5" calcext:value-type="float">
            <text:p>9180,5</text:p>
          </table:table-cell>
          <table:table-cell office:value-type="float" office:value="9417.9" calcext:value-type="float">
            <text:p>9417,9</text:p>
          </table:table-cell>
          <table:table-cell office:value-type="float" office:value="285.33" calcext:value-type="float">
            <text:p>285,33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2_5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60856.36 1030489.99 1761584.60 1013328.80 1763092.73</text:p>
          </table:table-cell>
          <table:table-cell office:value-type="float" office:value="1013328.8" calcext:value-type="float">
            <text:p>1013328,8</text:p>
          </table:table-cell>
          <table:table-cell office:value-type="float" office:value="1465870.5" calcext:value-type="float">
            <text:p>1465870,5</text:p>
          </table:table-cell>
          <table:table-cell office:value-type="float" office:value="349889" calcext:value-type="float">
            <text:p>349889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2_5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40926.85 1015747.12 1820093.50 1934055.42 1865703.57</text:p>
          </table:table-cell>
          <table:table-cell office:value-type="float" office:value="1015747.1" calcext:value-type="float">
            <text:p>1015747,1</text:p>
          </table:table-cell>
          <table:table-cell office:value-type="float" office:value="1695305.3" calcext:value-type="float">
            <text:p>1695305,3</text:p>
          </table:table-cell>
          <table:table-cell office:value-type="float" office:value="242337" calcext:value-type="float">
            <text:p>242337</text:p>
          </table:table-cell>
          <table:table-cell office:value-type="float" office:value="500011" calcext:value-type="float">
            <text:p>500011</text:p>
          </table:table-cell>
        </table:table-row>
        <table:table-row table:style-name="ro1">
          <table:table-cell office:value-type="string" calcext:value-type="string">
            <text:p>HEVTSP_2_5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991.35 8903.70 8929.48 8931.81 8894.58</text:p>
          </table:table-cell>
          <table:table-cell office:value-type="float" office:value="8894.6" calcext:value-type="float">
            <text:p>8894,6</text:p>
          </table:table-cell>
          <table:table-cell office:value-type="float" office:value="8930.2" calcext:value-type="float">
            <text:p>8930,2</text:p>
          </table:table-cell>
          <table:table-cell office:value-type="float" office:value="153.72" calcext:value-type="float">
            <text:p>153,72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2_5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159.08 9145.22 9087.65 9148.61 9047.04</text:p>
          </table:table-cell>
          <table:table-cell office:value-type="float" office:value="9047" calcext:value-type="float">
            <text:p>9047</text:p>
          </table:table-cell>
          <table:table-cell office:value-type="float" office:value="9117.5" calcext:value-type="float">
            <text:p>9117,5</text:p>
          </table:table-cell>
          <table:table-cell office:value-type="float" office:value="254817" calcext:value-type="float">
            <text:p>254817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2_5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61761.20 1058597.39 1022711.92 1017971.32 1036479.81</text:p>
          </table:table-cell>
          <table:table-cell office:value-type="float" office:value="1017971.3" calcext:value-type="float">
            <text:p>1017971,3</text:p>
          </table:table-cell>
          <table:table-cell office:value-type="float" office:value="1039504.3" calcext:value-type="float">
            <text:p>1039504,3</text:p>
          </table:table-cell>
          <table:table-cell office:value-type="float" office:value="214609" calcext:value-type="float">
            <text:p>214609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2_5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984.34 9085.20 8968.62 8924.46 9013.00</text:p>
          </table:table-cell>
          <table:table-cell office:value-type="float" office:value="8924.5" calcext:value-type="float">
            <text:p>8924,5</text:p>
          </table:table-cell>
          <table:table-cell office:value-type="float" office:value="8995.1" calcext:value-type="float">
            <text:p>8995,1</text:p>
          </table:table-cell>
          <table:table-cell office:value-type="float" office:value="328288" calcext:value-type="float">
            <text:p>328288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2_5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093.30 9104.79 8953.88 9308.97 9055.35</text:p>
          </table:table-cell>
          <table:table-cell office:value-type="float" office:value="8953.9" calcext:value-type="float">
            <text:p>8953,9</text:p>
          </table:table-cell>
          <table:table-cell office:value-type="float" office:value="9103.3" calcext:value-type="float">
            <text:p>9103,3</text:p>
          </table:table-cell>
          <table:table-cell office:value-type="float" office:value="183595" calcext:value-type="float">
            <text:p>183595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2_5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11263.16 1013368.72 1058055.37 1057210.84 1057406.44</text:p>
          </table:table-cell>
          <table:table-cell office:value-type="float" office:value="1011263.2" calcext:value-type="float">
            <text:p>1011263,2</text:p>
          </table:table-cell>
          <table:table-cell office:value-type="float" office:value="1039460.9" calcext:value-type="float">
            <text:p>1039460,9</text:p>
          </table:table-cell>
          <table:table-cell office:value-type="float" office:value="317353" calcext:value-type="float">
            <text:p>317353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2_5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976.03 8943.09 8912.39 9105.52 8978.76</text:p>
          </table:table-cell>
          <table:table-cell office:value-type="float" office:value="8912.4" calcext:value-type="float">
            <text:p>8912,4</text:p>
          </table:table-cell>
          <table:table-cell office:value-type="float" office:value="8983.2" calcext:value-type="float">
            <text:p>8983,2</text:p>
          </table:table-cell>
          <table:table-cell office:value-type="float" office:value="184734" calcext:value-type="float">
            <text:p>184734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2_5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069.98 9093.43 8972.08 9024.15 8940.53</text:p>
          </table:table-cell>
          <table:table-cell office:value-type="float" office:value="8940.5" calcext:value-type="float">
            <text:p>8940,5</text:p>
          </table:table-cell>
          <table:table-cell office:value-type="float" office:value="9020" calcext:value-type="float">
            <text:p>9020</text:p>
          </table:table-cell>
          <table:table-cell office:value-type="float" office:value="279517" calcext:value-type="float">
            <text:p>279517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2_5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314.96 9062.38 9029.98 9052.92 9105.27</text:p>
          </table:table-cell>
          <table:table-cell office:value-type="float" office:value="9030" calcext:value-type="float">
            <text:p>9030</text:p>
          </table:table-cell>
          <table:table-cell office:value-type="float" office:value="9113.1" calcext:value-type="float">
            <text:p>9113,1</text:p>
          </table:table-cell>
          <table:table-cell office:value-type="float" office:value="240.38" calcext:value-type="float">
            <text:p>240,38</text:p>
          </table:table-cell>
          <table:table-cell office:value-type="float" office:value="500012" calcext:value-type="float">
            <text:p>500012</text:p>
          </table:table-cell>
        </table:table-row>
        <table:table-row table:style-name="ro1">
          <table:table-cell office:value-type="string" calcext:value-type="string">
            <text:p>HEVTSP_2_5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047.21 8987.41 9089.76 9077.60 9189.73</text:p>
          </table:table-cell>
          <table:table-cell office:value-type="float" office:value="8987.4" calcext:value-type="float">
            <text:p>8987,4</text:p>
          </table:table-cell>
          <table:table-cell office:value-type="float" office:value="9078.3" calcext:value-type="float">
            <text:p>9078,3</text:p>
          </table:table-cell>
          <table:table-cell office:value-type="float" office:value="285155" calcext:value-type="float">
            <text:p>285155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2_5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123.04 9471.19 9048.43 9173.56 9069.56</text:p>
          </table:table-cell>
          <table:table-cell office:value-type="float" office:value="9048.4" calcext:value-type="float">
            <text:p>9048,4</text:p>
          </table:table-cell>
          <table:table-cell office:value-type="float" office:value="9177.2" calcext:value-type="float">
            <text:p>9177,2</text:p>
          </table:table-cell>
          <table:table-cell office:value-type="float" office:value="203836" calcext:value-type="float">
            <text:p>203836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2_5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229.20 1013490.13 1013201.36 1013097.25 9382.41</text:p>
          </table:table-cell>
          <table:table-cell office:value-type="float" office:value="9229.2" calcext:value-type="float">
            <text:p>9229,2</text:p>
          </table:table-cell>
          <table:table-cell office:value-type="float" office:value="611680.1" calcext:value-type="float">
            <text:p>611680,1</text:p>
          </table:table-cell>
          <table:table-cell office:value-type="float" office:value="326304" calcext:value-type="float">
            <text:p>326304</text:p>
          </table:table-cell>
          <table:table-cell office:value-type="float" office:value="500004" calcext:value-type="float">
            <text:p>500004</text:p>
          </table:table-cell>
        </table:table-row>
        <table:table-row table:style-name="ro1">
          <table:table-cell office:value-type="string" calcext:value-type="string">
            <text:p>HEVTSP_3_5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30.61 14428.53 14359.70 14425.50 14429.87</text:p>
          </table:table-cell>
          <table:table-cell office:value-type="float" office:value="14359.7" calcext:value-type="float">
            <text:p>14359,7</text:p>
          </table:table-cell>
          <table:table-cell office:value-type="float" office:value="14414.8" calcext:value-type="float">
            <text:p>14414,8</text:p>
          </table:table-cell>
          <table:table-cell office:value-type="float" office:value="233859" calcext:value-type="float">
            <text:p>233859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3_5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578.76 14562.59 14554.84 14617.65 14638.55</text:p>
          </table:table-cell>
          <table:table-cell office:value-type="float" office:value="14554.8" calcext:value-type="float">
            <text:p>14554,8</text:p>
          </table:table-cell>
          <table:table-cell office:value-type="float" office:value="14590.5" calcext:value-type="float">
            <text:p>14590,5</text:p>
          </table:table-cell>
          <table:table-cell office:value-type="float" office:value="254242" calcext:value-type="float">
            <text:p>254242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3_5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635.20 14605.79 14556.23 14668.06 14525.73</text:p>
          </table:table-cell>
          <table:table-cell office:value-type="float" office:value="14525.7" calcext:value-type="float">
            <text:p>14525,7</text:p>
          </table:table-cell>
          <table:table-cell office:value-type="float" office:value="14598.2" calcext:value-type="float">
            <text:p>14598,2</text:p>
          </table:table-cell>
          <table:table-cell office:value-type="float" office:value="351632" calcext:value-type="float">
            <text:p>351632</text:p>
          </table:table-cell>
          <table:table-cell office:value-type="float" office:value="500006" calcext:value-type="float">
            <text:p>500006</text:p>
          </table:table-cell>
        </table:table-row>
        <table:table-row table:style-name="ro1">
          <table:table-cell office:value-type="string" calcext:value-type="string">
            <text:p>HEVTSP_3_5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544.02 14518.41 14574.31 14515.91 14681.85</text:p>
          </table:table-cell>
          <table:table-cell office:value-type="float" office:value="14515.9" calcext:value-type="float">
            <text:p>14515,9</text:p>
          </table:table-cell>
          <table:table-cell office:value-type="float" office:value="14566.9" calcext:value-type="float">
            <text:p>14566,9</text:p>
          </table:table-cell>
          <table:table-cell office:value-type="float" office:value="319632" calcext:value-type="float">
            <text:p>319632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3_5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625.81 14595.63 14617.54 14622.90 14723.28</text:p>
          </table:table-cell>
          <table:table-cell office:value-type="float" office:value="14595.6" calcext:value-type="float">
            <text:p>14595,6</text:p>
          </table:table-cell>
          <table:table-cell office:value-type="float" office:value="14637" calcext:value-type="float">
            <text:p>14637</text:p>
          </table:table-cell>
          <table:table-cell office:value-type="float" office:value="239823" calcext:value-type="float">
            <text:p>239823</text:p>
          </table:table-cell>
          <table:table-cell office:value-type="float" office:value="500002" calcext:value-type="float">
            <text:p>500002</text:p>
          </table:table-cell>
        </table:table-row>
        <table:table-row table:style-name="ro1">
          <table:table-cell office:value-type="string" calcext:value-type="string">
            <text:p>HEVTSP_3_5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690.30 14543.86 14662.63 14979.73 14696.97</text:p>
          </table:table-cell>
          <table:table-cell office:value-type="float" office:value="14543.9" calcext:value-type="float">
            <text:p>14543,9</text:p>
          </table:table-cell>
          <table:table-cell office:value-type="float" office:value="14714.7" calcext:value-type="float">
            <text:p>14714,7</text:p>
          </table:table-cell>
          <table:table-cell office:value-type="float" office:value="295137" calcext:value-type="float">
            <text:p>295137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3_5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535.22 14543.46 14504.63 14510.16 14474.19</text:p>
          </table:table-cell>
          <table:table-cell office:value-type="float" office:value="14474.2" calcext:value-type="float">
            <text:p>14474,2</text:p>
          </table:table-cell>
          <table:table-cell office:value-type="float" office:value="14513.5" calcext:value-type="float">
            <text:p>14513,5</text:p>
          </table:table-cell>
          <table:table-cell office:value-type="float" office:value="236655" calcext:value-type="float">
            <text:p>236655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3_5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578.95 14557.47 14616.23 14796.29 14685.87</text:p>
          </table:table-cell>
          <table:table-cell office:value-type="float" office:value="14557.5" calcext:value-type="float">
            <text:p>14557,5</text:p>
          </table:table-cell>
          <table:table-cell office:value-type="float" office:value="14647" calcext:value-type="float">
            <text:p>14647</text:p>
          </table:table-cell>
          <table:table-cell office:value-type="float" office:value="259988" calcext:value-type="float">
            <text:p>259988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3_5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81.42 14537.16 14462.76 14522.62 14560.46</text:p>
          </table:table-cell>
          <table:table-cell office:value-type="float" office:value="14462.8" calcext:value-type="float">
            <text:p>14462,8</text:p>
          </table:table-cell>
          <table:table-cell office:value-type="float" office:value="14572.9" calcext:value-type="float">
            <text:p>14572,9</text:p>
          </table:table-cell>
          <table:table-cell office:value-type="float" office:value="274168" calcext:value-type="float">
            <text:p>274168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3_5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656.93 14534.87 14540.03 14516.97 14633.63</text:p>
          </table:table-cell>
          <table:table-cell office:value-type="float" office:value="14517" calcext:value-type="float">
            <text:p>14517</text:p>
          </table:table-cell>
          <table:table-cell office:value-type="float" office:value="14576.5" calcext:value-type="float">
            <text:p>14576,5</text:p>
          </table:table-cell>
          <table:table-cell office:value-type="float" office:value="187991" calcext:value-type="float">
            <text:p>187991</text:p>
          </table:table-cell>
          <table:table-cell office:value-type="float" office:value="500005" calcext:value-type="float">
            <text:p>500005</text:p>
          </table:table-cell>
        </table:table-row>
        <table:table-row table:style-name="ro1">
          <table:table-cell office:value-type="string" calcext:value-type="string">
            <text:p>HEVTSP_3_5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22.26 14556.36 14525.32 14609.11 14546.32</text:p>
          </table:table-cell>
          <table:table-cell office:value-type="float" office:value="14525.3" calcext:value-type="float">
            <text:p>14525,3</text:p>
          </table:table-cell>
          <table:table-cell office:value-type="float" office:value="14591.9" calcext:value-type="float">
            <text:p>14591,9</text:p>
          </table:table-cell>
          <table:table-cell office:value-type="float" office:value="247534" calcext:value-type="float">
            <text:p>247534</text:p>
          </table:table-cell>
          <table:table-cell office:value-type="float" office:value="500011" calcext:value-type="float">
            <text:p>500011</text:p>
          </table:table-cell>
        </table:table-row>
        <table:table-row table:style-name="ro1">
          <table:table-cell office:value-type="string" calcext:value-type="string">
            <text:p>HEVTSP_3_5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95.05 14471.50 14725.88 14485.64 14611.54</text:p>
          </table:table-cell>
          <table:table-cell office:value-type="float" office:value="14471.5" calcext:value-type="float">
            <text:p>14471,5</text:p>
          </table:table-cell>
          <table:table-cell office:value-type="float" office:value="14557.9" calcext:value-type="float">
            <text:p>14557,9</text:p>
          </table:table-cell>
          <table:table-cell office:value-type="float" office:value="134295" calcext:value-type="float">
            <text:p>134295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3_5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16.12 14466.56 14366.59 14464.15 14410.15</text:p>
          </table:table-cell>
          <table:table-cell office:value-type="float" office:value="14366.6" calcext:value-type="float">
            <text:p>14366,6</text:p>
          </table:table-cell>
          <table:table-cell office:value-type="float" office:value="14424.7" calcext:value-type="float">
            <text:p>14424,7</text:p>
          </table:table-cell>
          <table:table-cell office:value-type="float" office:value="309061" calcext:value-type="float">
            <text:p>309061</text:p>
          </table:table-cell>
          <table:table-cell office:value-type="float" office:value="500009" calcext:value-type="float">
            <text:p>500009</text:p>
          </table:table-cell>
        </table:table-row>
        <table:table-row table:style-name="ro1">
          <table:table-cell office:value-type="string" calcext:value-type="string">
            <text:p>HEVTSP_3_5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396.24 14465.61 14503.85 14614.91 14523.19</text:p>
          </table:table-cell>
          <table:table-cell office:value-type="float" office:value="14396.2" calcext:value-type="float">
            <text:p>14396,2</text:p>
          </table:table-cell>
          <table:table-cell office:value-type="float" office:value="14500.8" calcext:value-type="float">
            <text:p>14500,8</text:p>
          </table:table-cell>
          <table:table-cell office:value-type="float" office:value="359789" calcext:value-type="float">
            <text:p>359789</text:p>
          </table:table-cell>
          <table:table-cell office:value-type="float" office:value="500007" calcext:value-type="float">
            <text:p>500007</text:p>
          </table:table-cell>
        </table:table-row>
        <table:table-row table:style-name="ro1">
          <table:table-cell office:value-type="string" calcext:value-type="string">
            <text:p>HEVTSP_3_5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79.31 14510.47 14519.47 14617.90 14296.01</text:p>
          </table:table-cell>
          <table:table-cell office:value-type="float" office:value="14296" calcext:value-type="float">
            <text:p>14296</text:p>
          </table:table-cell>
          <table:table-cell office:value-type="float" office:value="14484.6" calcext:value-type="float">
            <text:p>14484,6</text:p>
          </table:table-cell>
          <table:table-cell office:value-type="float" office:value="347973" calcext:value-type="float">
            <text:p>347973</text:p>
          </table:table-cell>
          <table:table-cell office:value-type="float" office:value="500008" calcext:value-type="float">
            <text:p>500008</text:p>
          </table:table-cell>
        </table:table-row>
        <table:table-row table:style-name="ro1">
          <table:table-cell office:value-type="string" calcext:value-type="string">
            <text:p>HEVTSP_3_5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53.27 14480.43 14488.50 14529.42 14487.42</text:p>
          </table:table-cell>
          <table:table-cell office:value-type="float" office:value="14453.3" calcext:value-type="float">
            <text:p>14453,3</text:p>
          </table:table-cell>
          <table:table-cell office:value-type="float" office:value="14487.8" calcext:value-type="float">
            <text:p>14487,8</text:p>
          </table:table-cell>
          <table:table-cell office:value-type="float" office:value="261804" calcext:value-type="float">
            <text:p>261804</text:p>
          </table:table-cell>
          <table:table-cell office:value-type="float" office:value="500.01" calcext:value-type="float">
            <text:p>500,01</text:p>
          </table:table-cell>
        </table:table-row>
        <table:table-row table:style-name="ro1">
          <table:table-cell office:value-type="string" calcext:value-type="string">
            <text:p>HEVTSP_3_5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73.45 14428.57 14393.22 14520.57 14447.99</text:p>
          </table:table-cell>
          <table:table-cell office:value-type="float" office:value="14393.2" calcext:value-type="float">
            <text:p>14393,2</text:p>
          </table:table-cell>
          <table:table-cell office:value-type="float" office:value="14452.8" calcext:value-type="float">
            <text:p>14452,8</text:p>
          </table:table-cell>
          <table:table-cell office:value-type="float" office:value="303132" calcext:value-type="float">
            <text:p>303132</text:p>
          </table:table-cell>
          <table:table-cell office:value-type="float" office:value="500011" calcext:value-type="float">
            <text:p>500011</text:p>
          </table:table-cell>
        </table:table-row>
        <table:table-row table:style-name="ro1">
          <table:table-cell office:value-type="string" calcext:value-type="string">
            <text:p>HEVTSP_3_5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828.20 14636.90 14771.26 1027152.58 14649.91</text:p>
          </table:table-cell>
          <table:table-cell office:value-type="float" office:value="14636.9" calcext:value-type="float">
            <text:p>14636,9</text:p>
          </table:table-cell>
          <table:table-cell office:value-type="float" office:value="217207.8" calcext:value-type="float">
            <text:p>217207,8</text:p>
          </table:table-cell>
          <table:table-cell office:value-type="float" office:value="175612" calcext:value-type="float">
            <text:p>175612</text:p>
          </table:table-cell>
          <table:table-cell office:value-type="float" office:value="500012" calcext:value-type="float">
            <text:p>500012</text:p>
          </table:table-cell>
        </table:table-row>
      </table:table>
      <table:table table:name="Planilha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/>
        </table:table-row>
        <table:table-row table:style-name="ro1">
          <table:table-cell office:value-type="float" office:value="3058.8" calcext:value-type="float">
            <text:p>3058,8</text:p>
          </table:table-cell>
          <table:table-cell office:value-type="float" office:value="3188.7" calcext:value-type="float">
            <text:p>3188,7</text:p>
          </table:table-cell>
          <table:table-cell office:value-type="float" office:value="328190" calcext:value-type="float">
            <text:p>328190</text:p>
          </table:table-cell>
          <table:table-cell/>
        </table:table-row>
        <table:table-row table:style-name="ro1">
          <table:table-cell office:value-type="float" office:value="3166.8" calcext:value-type="float">
            <text:p>3166,8</text:p>
          </table:table-cell>
          <table:table-cell office:value-type="float" office:value="3488.3" calcext:value-type="float">
            <text:p>3488,3</text:p>
          </table:table-cell>
          <table:table-cell office:value-type="float" office:value="258380" calcext:value-type="float">
            <text:p>258380</text:p>
          </table:table-cell>
          <table:table-cell/>
        </table:table-row>
        <table:table-row table:style-name="ro1">
          <table:table-cell office:value-type="float" office:value="3029.4" calcext:value-type="float">
            <text:p>3029,4</text:p>
          </table:table-cell>
          <table:table-cell office:value-type="float" office:value="3206.2" calcext:value-type="float">
            <text:p>3206,2</text:p>
          </table:table-cell>
          <table:table-cell office:value-type="float" office:value="151677" calcext:value-type="float">
            <text:p>151677</text:p>
          </table:table-cell>
          <table:table-cell/>
        </table:table-row>
        <table:table-row table:style-name="ro1">
          <table:table-cell office:value-type="float" office:value="2852.8" calcext:value-type="float">
            <text:p>2852,8</text:p>
          </table:table-cell>
          <table:table-cell office:value-type="float" office:value="2904.2" calcext:value-type="float">
            <text:p>2904,2</text:p>
          </table:table-cell>
          <table:table-cell office:value-type="float" office:value="267069" calcext:value-type="float">
            <text:p>267069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030" calcext:value-type="float">
            <text:p>3030</text:p>
          </table:table-cell>
          <table:table-cell office:value-type="float" office:value="261361" calcext:value-type="float">
            <text:p>261361</text:p>
          </table:table-cell>
          <table:table-cell/>
        </table:table-row>
        <table:table-row table:style-name="ro1">
          <table:table-cell office:value-type="float" office:value="3297.2" calcext:value-type="float">
            <text:p>3297,2</text:p>
          </table:table-cell>
          <table:table-cell office:value-type="float" office:value="804063.3" calcext:value-type="float">
            <text:p>804063,3</text:p>
          </table:table-cell>
          <table:table-cell office:value-type="float" office:value="285494" calcext:value-type="float">
            <text:p>285494</text:p>
          </table:table-cell>
          <table:table-cell/>
        </table:table-row>
        <table:table-row table:style-name="ro1">
          <table:table-cell office:value-type="float" office:value="2830.5" calcext:value-type="float">
            <text:p>2830,5</text:p>
          </table:table-cell>
          <table:table-cell office:value-type="float" office:value="2916.2" calcext:value-type="float">
            <text:p>2916,2</text:p>
          </table:table-cell>
          <table:table-cell office:value-type="float" office:value="305391" calcext:value-type="float">
            <text:p>305391</text:p>
          </table:table-cell>
          <table:table-cell/>
        </table:table-row>
        <table:table-row table:style-name="ro1">
          <table:table-cell office:value-type="float" office:value="2824.5" calcext:value-type="float">
            <text:p>2824,5</text:p>
          </table:table-cell>
          <table:table-cell office:value-type="float" office:value="2953.6" calcext:value-type="float">
            <text:p>2953,6</text:p>
          </table:table-cell>
          <table:table-cell office:value-type="float" office:value="274883" calcext:value-type="float">
            <text:p>274883</text:p>
          </table:table-cell>
          <table:table-cell/>
        </table:table-row>
        <table:table-row table:style-name="ro1">
          <table:table-cell office:value-type="float" office:value="3078.8" calcext:value-type="float">
            <text:p>3078,8</text:p>
          </table:table-cell>
          <table:table-cell office:value-type="float" office:value="405747.7" calcext:value-type="float">
            <text:p>405747,7</text:p>
          </table:table-cell>
          <table:table-cell office:value-type="float" office:value="202589" calcext:value-type="float">
            <text:p>202589</text:p>
          </table:table-cell>
          <table:table-cell/>
        </table:table-row>
        <table:table-row table:style-name="ro1">
          <table:table-cell office:value-type="float" office:value="2723.4" calcext:value-type="float">
            <text:p>2723,4</text:p>
          </table:table-cell>
          <table:table-cell office:value-type="float" office:value="2853.5" calcext:value-type="float">
            <text:p>2853,5</text:p>
          </table:table-cell>
          <table:table-cell office:value-type="float" office:value="374195" calcext:value-type="float">
            <text:p>374195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905.6" calcext:value-type="float">
            <text:p>2905,6</text:p>
          </table:table-cell>
          <table:table-cell office:value-type="float" office:value="235446" calcext:value-type="float">
            <text:p>235446</text:p>
          </table:table-cell>
          <table:table-cell/>
        </table:table-row>
        <table:table-row table:style-name="ro1">
          <table:table-cell office:value-type="float" office:value="3118.5" calcext:value-type="float">
            <text:p>3118,5</text:p>
          </table:table-cell>
          <table:table-cell office:value-type="float" office:value="803672" calcext:value-type="float">
            <text:p>803672</text:p>
          </table:table-cell>
          <table:table-cell office:value-type="float" office:value="278677" calcext:value-type="float">
            <text:p>278677</text:p>
          </table:table-cell>
          <table:table-cell/>
        </table:table-row>
        <table:table-row table:style-name="ro1">
          <table:table-cell office:value-type="float" office:value="2836.9" calcext:value-type="float">
            <text:p>2836,9</text:p>
          </table:table-cell>
          <table:table-cell office:value-type="float" office:value="2874.4" calcext:value-type="float">
            <text:p>2874,4</text:p>
          </table:table-cell>
          <table:table-cell office:value-type="float" office:value="361475" calcext:value-type="float">
            <text:p>361475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935.1" calcext:value-type="float">
            <text:p>2935,1</text:p>
          </table:table-cell>
          <table:table-cell office:value-type="float" office:value="276489" calcext:value-type="float">
            <text:p>276489</text:p>
          </table:table-cell>
          <table:table-cell/>
        </table:table-row>
        <table:table-row table:style-name="ro1">
          <table:table-cell office:value-type="float" office:value="3012.8" calcext:value-type="float">
            <text:p>3012,8</text:p>
          </table:table-cell>
          <table:table-cell office:value-type="float" office:value="804428.7" calcext:value-type="float">
            <text:p>804428,7</text:p>
          </table:table-cell>
          <table:table-cell office:value-type="float" office:value="244188" calcext:value-type="float">
            <text:p>244188</text:p>
          </table:table-cell>
          <table:table-cell/>
        </table:table-row>
        <table:table-row table:style-name="ro1">
          <table:table-cell office:value-type="float" office:value="8984.5" calcext:value-type="float">
            <text:p>8984,5</text:p>
          </table:table-cell>
          <table:table-cell office:value-type="float" office:value="9054.8" calcext:value-type="float">
            <text:p>9054,8</text:p>
          </table:table-cell>
          <table:table-cell office:value-type="float" office:value="362175" calcext:value-type="float">
            <text:p>362175</text:p>
          </table:table-cell>
          <table:table-cell/>
        </table:table-row>
        <table:table-row table:style-name="ro1">
          <table:table-cell office:value-type="float" office:value="8967.3" calcext:value-type="float">
            <text:p>8967,3</text:p>
          </table:table-cell>
          <table:table-cell office:value-type="float" office:value="209619" calcext:value-type="float">
            <text:p>209619</text:p>
          </table:table-cell>
          <table:table-cell office:value-type="float" office:value="138589" calcext:value-type="float">
            <text:p>138589</text:p>
          </table:table-cell>
          <table:table-cell/>
        </table:table-row>
        <table:table-row table:style-name="ro1">
          <table:table-cell office:value-type="float" office:value="9180.5" calcext:value-type="float">
            <text:p>9180,5</text:p>
          </table:table-cell>
          <table:table-cell office:value-type="float" office:value="9417.9" calcext:value-type="float">
            <text:p>9417,9</text:p>
          </table:table-cell>
          <table:table-cell office:value-type="float" office:value="285330" calcext:value-type="float">
            <text:p>285330</text:p>
          </table:table-cell>
          <table:table-cell/>
        </table:table-row>
        <table:table-row table:style-name="ro1">
          <table:table-cell office:value-type="float" office:value="8894.6" calcext:value-type="float">
            <text:p>8894,6</text:p>
          </table:table-cell>
          <table:table-cell office:value-type="float" office:value="8930.2" calcext:value-type="float">
            <text:p>8930,2</text:p>
          </table:table-cell>
          <table:table-cell office:value-type="float" office:value="153720" calcext:value-type="float">
            <text:p>153720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9117.5" calcext:value-type="float">
            <text:p>9117,5</text:p>
          </table:table-cell>
          <table:table-cell office:value-type="float" office:value="254817" calcext:value-type="float">
            <text:p>254817</text:p>
          </table:table-cell>
          <table:table-cell/>
        </table:table-row>
        <table:table-row table:style-name="ro1">
          <table:table-cell office:value-type="float" office:value="8924.5" calcext:value-type="float">
            <text:p>8924,5</text:p>
          </table:table-cell>
          <table:table-cell office:value-type="float" office:value="8995.1" calcext:value-type="float">
            <text:p>8995,1</text:p>
          </table:table-cell>
          <table:table-cell office:value-type="float" office:value="328288" calcext:value-type="float">
            <text:p>328288</text:p>
          </table:table-cell>
          <table:table-cell/>
        </table:table-row>
        <table:table-row table:style-name="ro1">
          <table:table-cell office:value-type="float" office:value="8953.9" calcext:value-type="float">
            <text:p>8953,9</text:p>
          </table:table-cell>
          <table:table-cell office:value-type="float" office:value="9103.3" calcext:value-type="float">
            <text:p>9103,3</text:p>
          </table:table-cell>
          <table:table-cell office:value-type="float" office:value="183595" calcext:value-type="float">
            <text:p>183595</text:p>
          </table:table-cell>
          <table:table-cell/>
        </table:table-row>
        <table:table-row table:style-name="ro1">
          <table:table-cell office:value-type="float" office:value="8912.4" calcext:value-type="float">
            <text:p>8912,4</text:p>
          </table:table-cell>
          <table:table-cell office:value-type="float" office:value="8983.2" calcext:value-type="float">
            <text:p>8983,2</text:p>
          </table:table-cell>
          <table:table-cell office:value-type="float" office:value="184734" calcext:value-type="float">
            <text:p>184734</text:p>
          </table:table-cell>
          <table:table-cell/>
        </table:table-row>
        <table:table-row table:style-name="ro1">
          <table:table-cell office:value-type="float" office:value="8940.5" calcext:value-type="float">
            <text:p>8940,5</text:p>
          </table:table-cell>
          <table:table-cell office:value-type="float" office:value="9020" calcext:value-type="float">
            <text:p>9020</text:p>
          </table:table-cell>
          <table:table-cell office:value-type="float" office:value="279517" calcext:value-type="float">
            <text:p>279517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9113.1" calcext:value-type="float">
            <text:p>9113,1</text:p>
          </table:table-cell>
          <table:table-cell office:value-type="float" office:value="240380" calcext:value-type="float">
            <text:p>240380</text:p>
          </table:table-cell>
          <table:table-cell/>
        </table:table-row>
        <table:table-row table:style-name="ro1">
          <table:table-cell office:value-type="float" office:value="8987.4" calcext:value-type="float">
            <text:p>8987,4</text:p>
          </table:table-cell>
          <table:table-cell office:value-type="float" office:value="9078.3" calcext:value-type="float">
            <text:p>9078,3</text:p>
          </table:table-cell>
          <table:table-cell office:value-type="float" office:value="285155" calcext:value-type="float">
            <text:p>285155</text:p>
          </table:table-cell>
          <table:table-cell/>
        </table:table-row>
        <table:table-row table:style-name="ro1">
          <table:table-cell office:value-type="float" office:value="9048.4" calcext:value-type="float">
            <text:p>9048,4</text:p>
          </table:table-cell>
          <table:table-cell office:value-type="float" office:value="9177.2" calcext:value-type="float">
            <text:p>9177,2</text:p>
          </table:table-cell>
          <table:table-cell office:value-type="float" office:value="203836" calcext:value-type="float">
            <text:p>203836</text:p>
          </table:table-cell>
          <table:table-cell/>
        </table:table-row>
        <table:table-row table:style-name="ro1">
          <table:table-cell office:value-type="float" office:value="9229.2" calcext:value-type="float">
            <text:p>9229,2</text:p>
          </table:table-cell>
          <table:table-cell office:value-type="float" office:value="611680.1" calcext:value-type="float">
            <text:p>611680,1</text:p>
          </table:table-cell>
          <table:table-cell office:value-type="float" office:value="326304" calcext:value-type="float">
            <text:p>326304</text:p>
          </table:table-cell>
          <table:table-cell/>
        </table:table-row>
        <table:table-row table:style-name="ro1">
          <table:table-cell office:value-type="float" office:value="14359.7" calcext:value-type="float">
            <text:p>14359,7</text:p>
          </table:table-cell>
          <table:table-cell office:value-type="float" office:value="14414.8" calcext:value-type="float">
            <text:p>14414,8</text:p>
          </table:table-cell>
          <table:table-cell office:value-type="float" office:value="233859" calcext:value-type="float">
            <text:p>233859</text:p>
          </table:table-cell>
          <table:table-cell/>
        </table:table-row>
        <table:table-row table:style-name="ro1">
          <table:table-cell office:value-type="float" office:value="14554.8" calcext:value-type="float">
            <text:p>14554,8</text:p>
          </table:table-cell>
          <table:table-cell office:value-type="float" office:value="14590.5" calcext:value-type="float">
            <text:p>14590,5</text:p>
          </table:table-cell>
          <table:table-cell office:value-type="float" office:value="254242" calcext:value-type="float">
            <text:p>254242</text:p>
          </table:table-cell>
          <table:table-cell/>
        </table:table-row>
        <table:table-row table:style-name="ro1">
          <table:table-cell office:value-type="float" office:value="14525.7" calcext:value-type="float">
            <text:p>14525,7</text:p>
          </table:table-cell>
          <table:table-cell office:value-type="float" office:value="14598.2" calcext:value-type="float">
            <text:p>14598,2</text:p>
          </table:table-cell>
          <table:table-cell office:value-type="float" office:value="351632" calcext:value-type="float">
            <text:p>351632</text:p>
          </table:table-cell>
          <table:table-cell/>
        </table:table-row>
        <table:table-row table:style-name="ro1">
          <table:table-cell office:value-type="float" office:value="14515.9" calcext:value-type="float">
            <text:p>14515,9</text:p>
          </table:table-cell>
          <table:table-cell office:value-type="float" office:value="14566.9" calcext:value-type="float">
            <text:p>14566,9</text:p>
          </table:table-cell>
          <table:table-cell office:value-type="float" office:value="319632" calcext:value-type="float">
            <text:p>319632</text:p>
          </table:table-cell>
          <table:table-cell/>
        </table:table-row>
        <table:table-row table:style-name="ro1">
          <table:table-cell office:value-type="float" office:value="14595.6" calcext:value-type="float">
            <text:p>14595,6</text:p>
          </table:table-cell>
          <table:table-cell office:value-type="float" office:value="14637" calcext:value-type="float">
            <text:p>14637</text:p>
          </table:table-cell>
          <table:table-cell office:value-type="float" office:value="239823" calcext:value-type="float">
            <text:p>239823</text:p>
          </table:table-cell>
          <table:table-cell/>
        </table:table-row>
        <table:table-row table:style-name="ro1">
          <table:table-cell office:value-type="float" office:value="14543.9" calcext:value-type="float">
            <text:p>14543,9</text:p>
          </table:table-cell>
          <table:table-cell office:value-type="float" office:value="14714.7" calcext:value-type="float">
            <text:p>14714,7</text:p>
          </table:table-cell>
          <table:table-cell office:value-type="float" office:value="295137" calcext:value-type="float">
            <text:p>295137</text:p>
          </table:table-cell>
          <table:table-cell/>
        </table:table-row>
        <table:table-row table:style-name="ro1">
          <table:table-cell office:value-type="float" office:value="14474.2" calcext:value-type="float">
            <text:p>14474,2</text:p>
          </table:table-cell>
          <table:table-cell office:value-type="float" office:value="14513.5" calcext:value-type="float">
            <text:p>14513,5</text:p>
          </table:table-cell>
          <table:table-cell office:value-type="float" office:value="236655" calcext:value-type="float">
            <text:p>236655</text:p>
          </table:table-cell>
          <table:table-cell/>
        </table:table-row>
        <table:table-row table:style-name="ro1">
          <table:table-cell office:value-type="float" office:value="14557.5" calcext:value-type="float">
            <text:p>14557,5</text:p>
          </table:table-cell>
          <table:table-cell office:value-type="float" office:value="14647" calcext:value-type="float">
            <text:p>14647</text:p>
          </table:table-cell>
          <table:table-cell office:value-type="float" office:value="259988" calcext:value-type="float">
            <text:p>259988</text:p>
          </table:table-cell>
          <table:table-cell/>
        </table:table-row>
        <table:table-row table:style-name="ro1">
          <table:table-cell office:value-type="float" office:value="14462.8" calcext:value-type="float">
            <text:p>14462,8</text:p>
          </table:table-cell>
          <table:table-cell office:value-type="float" office:value="14572.9" calcext:value-type="float">
            <text:p>14572,9</text:p>
          </table:table-cell>
          <table:table-cell office:value-type="float" office:value="274168" calcext:value-type="float">
            <text:p>274168</text:p>
          </table:table-cell>
          <table:table-cell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14576.5" calcext:value-type="float">
            <text:p>14576,5</text:p>
          </table:table-cell>
          <table:table-cell office:value-type="float" office:value="187991" calcext:value-type="float">
            <text:p>187991</text:p>
          </table:table-cell>
          <table:table-cell/>
        </table:table-row>
        <table:table-row table:style-name="ro1">
          <table:table-cell office:value-type="float" office:value="14525.3" calcext:value-type="float">
            <text:p>14525,3</text:p>
          </table:table-cell>
          <table:table-cell office:value-type="float" office:value="14591.9" calcext:value-type="float">
            <text:p>14591,9</text:p>
          </table:table-cell>
          <table:table-cell office:value-type="float" office:value="247534" calcext:value-type="float">
            <text:p>247534</text:p>
          </table:table-cell>
          <table:table-cell/>
        </table:table-row>
        <table:table-row table:style-name="ro1">
          <table:table-cell office:value-type="float" office:value="14471.5" calcext:value-type="float">
            <text:p>14471,5</text:p>
          </table:table-cell>
          <table:table-cell office:value-type="float" office:value="14557.9" calcext:value-type="float">
            <text:p>14557,9</text:p>
          </table:table-cell>
          <table:table-cell office:value-type="float" office:value="134295" calcext:value-type="float">
            <text:p>134295</text:p>
          </table:table-cell>
          <table:table-cell/>
        </table:table-row>
        <table:table-row table:style-name="ro1">
          <table:table-cell office:value-type="float" office:value="14366.6" calcext:value-type="float">
            <text:p>14366,6</text:p>
          </table:table-cell>
          <table:table-cell office:value-type="float" office:value="14424.7" calcext:value-type="float">
            <text:p>14424,7</text:p>
          </table:table-cell>
          <table:table-cell office:value-type="float" office:value="309061" calcext:value-type="float">
            <text:p>309061</text:p>
          </table:table-cell>
          <table:table-cell/>
        </table:table-row>
        <table:table-row table:style-name="ro1">
          <table:table-cell office:value-type="float" office:value="14396.2" calcext:value-type="float">
            <text:p>14396,2</text:p>
          </table:table-cell>
          <table:table-cell office:value-type="float" office:value="14500.8" calcext:value-type="float">
            <text:p>14500,8</text:p>
          </table:table-cell>
          <table:table-cell office:value-type="float" office:value="359789" calcext:value-type="float">
            <text:p>359789</text:p>
          </table:table-cell>
          <table:table-cell/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float" office:value="14484.6" calcext:value-type="float">
            <text:p>14484,6</text:p>
          </table:table-cell>
          <table:table-cell office:value-type="float" office:value="347973" calcext:value-type="float">
            <text:p>347973</text:p>
          </table:table-cell>
          <table:table-cell/>
        </table:table-row>
        <table:table-row table:style-name="ro1">
          <table:table-cell office:value-type="float" office:value="14453.3" calcext:value-type="float">
            <text:p>14453,3</text:p>
          </table:table-cell>
          <table:table-cell office:value-type="float" office:value="14487.8" calcext:value-type="float">
            <text:p>14487,8</text:p>
          </table:table-cell>
          <table:table-cell office:value-type="float" office:value="261804" calcext:value-type="float">
            <text:p>261804</text:p>
          </table:table-cell>
          <table:table-cell/>
        </table:table-row>
        <table:table-row table:style-name="ro1">
          <table:table-cell office:value-type="float" office:value="14393.2" calcext:value-type="float">
            <text:p>14393,2</text:p>
          </table:table-cell>
          <table:table-cell office:value-type="float" office:value="14452.8" calcext:value-type="float">
            <text:p>14452,8</text:p>
          </table:table-cell>
          <table:table-cell office:value-type="float" office:value="303132" calcext:value-type="float">
            <text:p>303132</text:p>
          </table:table-cell>
          <table:table-cell/>
        </table:table-row>
        <table:table-row table:style-name="ro1">
          <table:table-cell office:value-type="float" office:value="14636.9" calcext:value-type="float">
            <text:p>14636,9</text:p>
          </table:table-cell>
          <table:table-cell office:value-type="float" office:value="217207.8" calcext:value-type="float">
            <text:p>217207,8</text:p>
          </table:table-cell>
          <table:table-cell office:value-type="float" office:value="175612" calcext:value-type="float">
            <text:p>17561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AVERAGE([.C2:.C47])" office:value-type="float" office:value="263571.108695652" calcext:value-type="float">
            <text:p>263571,108695652</text:p>
          </table:table-cell>
          <table:table-cell table:formula="of:=[.C49]/1000" office:value-type="float" office:value="263.571108695652" calcext:value-type="float">
            <text:p>263,571108695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8:55:34.358000000</dc:date>
    <meta:editing-duration>PT20M42S</meta:editing-duration>
    <meta:editing-cycles>2</meta:editing-cycles>
    <meta:generator>LibreOffice/7.5.1.2$Windows_X86_64 LibreOffice_project/fcbaee479e84c6cd81291587d2ee68cba099e129</meta:generator>
    <meta:document-statistic meta:table-count="2" meta:cell-count="638" meta:object-count="0"/>
  </office:meta>
</office:document-meta>
</file>